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05cb82" officeooo:paragraph-rsid="0005cb82" style:font-weight-asian="bold" style:font-weight-complex="bold"/>
    </style:style>
    <style:style style:name="P2" style:family="paragraph" style:parent-style-name="Standard">
      <style:paragraph-properties fo:text-align="justify" style:justify-single-word="false">
        <style:tab-stops>
          <style:tab-stop style:position="3.18cm"/>
        </style:tab-stops>
      </style:paragraph-properties>
      <style:text-properties fo:font-weight="normal" officeooo:rsid="0001bd63" officeooo:paragraph-rsid="0006fb66" fo:background-color="transparent" style:font-weight-asian="normal" style:font-weight-complex="normal"/>
    </style:style>
    <style:style style:name="P3" style:family="paragraph" style:parent-style-name="Standard">
      <style:paragraph-properties fo:text-align="justify" style:justify-single-word="false">
        <style:tab-stops>
          <style:tab-stop style:position="3.18cm"/>
        </style:tab-stops>
      </style:paragraph-properties>
      <style:text-properties fo:font-weight="normal" officeooo:rsid="0001bd63" officeooo:paragraph-rsid="0007e8b5" fo:background-color="transparent" style:font-weight-asian="normal" style:font-weight-complex="normal"/>
    </style:style>
    <style:style style:name="P4" style:family="paragraph" style:parent-style-name="Standard">
      <style:paragraph-properties fo:text-align="justify" style:justify-single-word="false">
        <style:tab-stops>
          <style:tab-stop style:position="3.18cm"/>
        </style:tab-stops>
      </style:paragraph-properties>
      <style:text-properties fo:font-weight="normal" officeooo:rsid="0027d399" officeooo:paragraph-rsid="0006dbc9" style:font-weight-asian="normal" style:font-weight-complex="normal"/>
    </style:style>
    <style:style style:name="P5" style:family="paragraph" style:parent-style-name="Standard">
      <style:paragraph-properties fo:text-align="justify" style:justify-single-word="false"/>
      <style:text-properties fo:font-weight="normal" officeooo:rsid="0001bd63" officeooo:paragraph-rsid="0006fb66" style:font-weight-asian="normal" style:font-weight-complex="normal"/>
    </style:style>
    <style:style style:name="P6" style:family="paragraph" style:parent-style-name="Standard">
      <style:text-properties fo:font-weight="normal" officeooo:rsid="000aa45b" officeooo:paragraph-rsid="000aa45b" style:font-weight-asian="normal" style:font-weight-complex="normal"/>
    </style:style>
    <style:style style:name="P7" style:family="paragraph" style:parent-style-name="Standard">
      <style:paragraph-properties fo:text-align="justify" style:justify-single-word="false"/>
      <style:text-properties fo:font-weight="normal" officeooo:rsid="000bd429" officeooo:paragraph-rsid="000fa3de" style:font-weight-asian="normal" style:font-weight-complex="normal"/>
    </style:style>
    <style:style style:name="P8" style:family="paragraph" style:parent-style-name="Standard">
      <style:paragraph-properties fo:text-align="justify" style:justify-single-word="false">
        <style:tab-stops>
          <style:tab-stop style:position="3.18cm"/>
        </style:tab-stops>
      </style:paragraph-properties>
      <style:text-properties fo:font-weight="normal" officeooo:rsid="0027d399" officeooo:paragraph-rsid="0006dbc9" fo:background-color="#ff4500" style:font-weight-asian="normal" style:font-weight-complex="normal"/>
    </style:style>
    <style:style style:name="P9" style:family="paragraph" style:parent-style-name="Standard">
      <style:paragraph-properties fo:text-align="justify" style:justify-single-word="false">
        <style:tab-stops>
          <style:tab-stop style:position="3.18cm"/>
        </style:tab-stops>
      </style:paragraph-properties>
      <style:text-properties fo:font-weight="normal" officeooo:rsid="0001bd63" officeooo:paragraph-rsid="0006dbc9" fo:background-color="#ff4500" style:font-weight-asian="normal" style:font-weight-complex="normal"/>
    </style:style>
    <style:style style:name="P10" style:family="paragraph" style:parent-style-name="Standard">
      <style:paragraph-properties fo:text-align="justify" style:justify-single-word="false">
        <style:tab-stops>
          <style:tab-stop style:position="3.18cm"/>
        </style:tab-stops>
      </style:paragraph-properties>
      <style:text-properties fo:font-weight="normal" officeooo:rsid="0001bd63" officeooo:paragraph-rsid="0006fb66" fo:background-color="#ff4500" style:font-weight-asian="normal" style:font-weight-complex="normal"/>
    </style:style>
    <style:style style:name="P11" style:family="paragraph" style:parent-style-name="Standard">
      <style:text-properties fo:font-weight="bold" officeooo:rsid="0005cb82" officeooo:paragraph-rsid="0005cb82" style:font-weight-asian="bold" style:font-weight-complex="bold"/>
    </style:style>
    <style:style style:name="T1" style:family="text">
      <style:text-properties fo:background-color="#ff4500" loext:char-shading-value="0"/>
    </style:style>
    <style:style style:name="T2" style:family="text">
      <style:text-properties fo:background-color="#dc143c" loext:char-shading-value="0"/>
    </style:style>
    <style:style style:name="T3" style:family="text">
      <style:text-properties fo:background-color="#fff200" loext:char-shading-value="0"/>
    </style:style>
    <style:style style:name="T4" style:family="text">
      <style:text-properties officeooo:rsid="000d6ee6" fo:background-color="#fff200" loext:char-shading-value="0"/>
    </style:style>
    <style:style style:name="T5" style:family="text">
      <style:text-properties officeooo:rsid="000bd429"/>
    </style:style>
    <style:style style:name="T6" style:family="text">
      <style:text-properties officeooo:rsid="000d6e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sión</text:p>
      <text:p text:style-name="P1"/>
      <text:p text:style-name="P7"><text:span text:style-name="T6">Los análisis genéticos cuantitativos se han basado tradicionalmente en la metodología de los modelos mixtos. Desde el desarrollo de esta metodología, la mayor parte del progreso genético logrado, principalmente en animales, ha sido en gran parte al uso de la información del pedigrí </text:span><text:span text:style-name="T4">(cita)</text:span><text:span text:style-name="T6">. </text:span></text:p>
      <text:p text:style-name="P6"/>
      <text:p text:style-name="P6"><text:span text:style-name="T3"/></text:p>
      <text:p text:style-name="P1"/>
      <text:p text:style-name="P1">–</text:p>
      <text:p text:style-name="P1"/>
      <text:p text:style-name="P4"><text:span text:style-name="T1">Este artículo se ha concentrado en las contribuciones a la evaluación genética de animales de C. R. Henderson. Cubrir cada detalle de cada contribución significativa produciría un libro (23). La contribución más importante fue BLUP y el MME. Casi toda la investigación sobre cría de animales hoy en día se basa en estos métodos.</text:span></text:p>
      <text:p text:style-name="P4"><text:span text:style-name="T1"/></text:p>
      <text:p text:style-name="P8">Varias contribuciones importantes que cubren una amplia gama de temas y tienen un gran impacto en los campos de la cría de animales y las estadísticas han sido el resultado de los esfuerzos de un hombre, C. R. Henderson. La ciencia aplicada de la cría de animales siempre estará en deuda con él.</text:p>
      <text:p text:style-name="P8"><text:span text:style-name="T1"/></text:p>
      <text:p text:style-name="P8">–</text:p>
      <text:p text:style-name="P8"/>
      <text:p text:style-name="P9"><text:span text:style-name="T2">C. R. Henderson ha hecho contribuciones incomparables a la industria ganadera, particularmente al ganado lechero. Sus principales contribuciones han sido los desarrollos en la teoría estadística relacionada con la predicción de variables aleatorias a partir de modelos lineales mixtos, la estimación de los componentes de la varianza y el análisis de datos desequilibrados.</text:span></text:p>
      <text:p text:style-name="P9"><text:span text:style-name="T2"/></text:p>
      <text:p text:style-name="P5"><text:span text:style-name="T2">el principal interés de Henderson estaba en los métodos estadísticos relacionados con la evaluación animal</text:span>.</text:p>
      <text:p text:style-name="P5"/>
      <text:p text:style-name="P10"><text:span text:style-name="T2">El intenso interés de Henderson en los métodos estadísticos, particularmente aplicados a la mejora del ganado, fue claramente la razón subyacente por la que contribuyó tanto a la mejora práctica del ganado. La razón por la que la mayor parte de su trabajo, especialmente los primeros trabajos, fue con ganado lechero fue porque la lechería era una gran parte de la economía rural de Nueva York. Aunque la mayor parte de su trabajo inicial se aplicó al ganado lechero, su interés fue mucho más general que cualquier aplicación individual.</text:span></text:p>
      <text:p text:style-name="P10"><text:span text:style-name="T2"/></text:p>
      <text:p text:style-name="P2"><text:span text:style-name="T2">La teoría para mejorar la evaluación de toros y vacas se había desarrollado y publicado en 1959 y se elaboró ​​más en 196, pero aún no se llamaba BLUP. A medida que se disponía de computadoras con mayor memoria y almacenamiento, se desarrollaron algoritmos más eficientes para la evaluación de toros y vacas. La estrategia para calcular BLUP se desarrolló en 1966 y fue probada por Paul D. Miller, Henderson y otros asociados. Esto dio como resultado la Comparación de toros de IA del noreste (NEAISC), y los toros se evaluaron usando BLUP en 1970.</text:span></text:p>
      <text:p text:style-name="P2"><text:span text:style-name="T2"/></text:p>
      <text:p text:style-name="P2"><text:span text:style-name="T2">El desarrollo y la aplicación de la teoría BLUP es, sin duda, un importante hito en la mejora del ganado lechero y, de hecho, de todo el ganado. Este fue el primer procedimiento con una teoría claramente definida y propiedades estadísticas conocidas y deseables que se usó para evaluar el ganado.</text:span></text:p>
      <text:p text:style-name="P2"><text:span text:style-name="T2"/></text:p>
      <text:p text:style-name="P3"><text:span text:style-name="T2">Las evaluaciones genéticas realizadas por BLUP utilizando modelos relevantes para el diseño y la naturaleza de los datos en diversas condiciones se han utilizado en todo el mundo. Esta es una </text:span><text:soft-page-break/><text:span text:style-name="T2">demostración de la adaptabilidad del trabajo de Henderson. El trabajo de Henderson ha influido tanto en el bienestar físico como científico de una gran parte del mundo.</text:span></text:p>
      <text:p text:style-name="P3"><text:span text:style-name="T2"/></text:p>
      <text:p text:style-name="P3"><text:span text:style-name="T2">–</text:span></text:p>
      <text:p text:style-name="P3"><text:span text:style-name="T2"/></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01:56:22.427134425</meta:creation-date>
    <dc:date>2022-05-05T12:42:30.394878223</dc:date>
    <meta:editing-duration>PT3H20M48S</meta:editing-duration>
    <meta:editing-cycles>10</meta:editing-cycles>
    <meta:generator>LibreOffice/6.0.7.3$Linux_X86_64 LibreOffice_project/00m0$Build-3</meta:generator>
    <meta:document-statistic meta:table-count="0" meta:image-count="0" meta:object-count="0" meta:page-count="2" meta:paragraph-count="13" meta:word-count="513" meta:character-count="3147" meta:non-whitespace-character-count="2641"/>
  </office:meta>
</office:document-meta>
</file>